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PathPaint.getColorSpaceOut( boolean fillNotStrok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thPaint.setColorSpace( int theColor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thPaint.get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